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style:font-name-complex="Times New Roman" style:font-style-complex="italic" fo:color="#000000" fo:letter-spacing="0.0013in" fo:font-size="14pt" style:font-size-asian="14pt" style:font-size-complex="14pt"/>
    </style:style>
    <style:style style:name="P3" style:parent-style-name="Обычный" style:family="paragraph">
      <style:paragraph-properties fo:text-align="center" fo:line-height="150%"/>
    </style:style>
    <style:style style:name="T4" style:parent-style-name="Основнойшрифтабзаца" style:family="text">
      <style:text-properties style:font-name-complex="Times New Roman" style:font-style-complex="italic" fo:color="#000000" fo:letter-spacing="0.0013in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-complex="Times New Roman" style:font-style-complex="italic" fo:color="#000000" fo:letter-spacing="0.0013in" fo:font-size="14pt" style:font-size-asian="14pt" style:font-size-complex="14pt"/>
    </style:style>
    <style:style style:name="T7" style:parent-style-name="Основнойшрифтабзаца" style:family="text">
      <style:text-properties style:font-name-complex="Times New Roman" style:font-style-complex="italic" fo:color="#000000" fo:letter-spacing="0.0013in" fo:font-size="14pt" style:font-size-asian="14pt" style:font-size-complex="14pt"/>
    </style:style>
    <style:style style:name="P8" style:parent-style-name="Standard" style:family="paragraph">
      <style:paragraph-properties fo:text-align="center" fo:line-height="150%" fo:margin-left="0.0666in" fo:text-indent="0.3166in">
        <style:tab-stops/>
      </style:paragraph-properties>
      <style:text-properties style:font-style-complex="italic" fo:color="#000000" fo:letter-spacing="0.0013in" fo:font-size="14pt" style:font-size-asian="14pt" style:font-size-complex="14pt"/>
    </style:style>
    <style:style style:name="TableColumn10" style:family="table-column">
      <style:table-column-properties style:column-width="0.9291in" style:use-optimal-column-width="false"/>
    </style:style>
    <style:style style:name="TableColumn11" style:family="table-column">
      <style:table-column-properties style:column-width="4.3868in" style:use-optimal-column-width="false"/>
    </style:style>
    <style:style style:name="Table9" style:family="table">
      <style:table-properties style:width="5.3159in" fo:margin-left="0in" table:align="center"/>
    </style:style>
    <style:style style:name="TableRow12" style:family="table-row">
      <style:table-row-properties style:min-row-height="0.2541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fo:font-size="14pt" style:font-size-asian="14pt" style:font-size-complex="14pt"/>
    </style:style>
    <style:style style:name="TableCell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 fo:text-align="end"/>
      <style:text-properties fo:font-size="14pt" style:font-size-asian="14pt" style:font-size-complex="14pt" fo:background-color="#FFFF00"/>
    </style:style>
    <style:style style:name="TableCell2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left="-0.0395in" fo:text-indent="0.018in">
        <style:tab-stops/>
      </style:paragraph-properties>
      <style:text-properties fo:font-size="10pt" style:font-size-asian="10pt" style:font-size-complex="10pt"/>
    </style:style>
    <style:style style:name="P22" style:parent-style-name="Standard" style:family="paragraph">
      <style:paragraph-properties fo:text-align="end" fo:margin-left="0.0666in" fo:text-indent="0.3166in">
        <style:tab-stops/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text-align="end" fo:margin-left="0.0666in" fo:text-indent="0.3166in">
        <style:tab-stops/>
      </style:paragraph-properties>
      <style:text-properties fo:font-size="14pt" style:font-size-asian="14pt" style:font-size-complex="14pt"/>
    </style:style>
    <style:style style:name="TableColumn25" style:family="table-column">
      <style:table-column-properties style:column-width="6.6354in" style:use-optimal-column-width="false"/>
    </style:style>
    <style:style style:name="Table24" style:family="table">
      <style:table-properties style:width="6.6354in" fo:margin-left="-0.075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center" fo:margin-left="-0.0395in" fo:text-indent="0.315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 fo:margin-left="-0.0395in" fo:text-indent="0.3152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 fo:background-color="#FFFF00"/>
    </style:style>
    <style:style style:name="P37" style:parent-style-name="Standard" style:family="paragraph">
      <style:paragraph-properties fo:text-align="center"/>
      <style:text-properties fo:text-transform="uppercase" fo:font-size="14pt" style:font-size-asian="14pt" style:font-size-complex="14pt"/>
    </style:style>
    <style:style style:name="TableColumn39" style:family="table-column">
      <style:table-column-properties style:column-width="1.0597in" style:use-optimal-column-width="false"/>
    </style:style>
    <style:style style:name="TableColumn40" style:family="table-column">
      <style:table-column-properties style:column-width="0.2951in" style:use-optimal-column-width="false"/>
    </style:style>
    <style:style style:name="TableColumn41" style:family="table-column">
      <style:table-column-properties style:column-width="0.1319in" style:use-optimal-column-width="false"/>
    </style:style>
    <style:style style:name="TableColumn42" style:family="table-column">
      <style:table-column-properties style:column-width="0.7541in" style:use-optimal-column-width="false"/>
    </style:style>
    <style:style style:name="TableColumn43" style:family="table-column">
      <style:table-column-properties style:column-width="0.7875in" style:use-optimal-column-width="false"/>
    </style:style>
    <style:style style:name="TableColumn44" style:family="table-column">
      <style:table-column-properties style:column-width="3.7319in" style:use-optimal-column-width="false"/>
    </style:style>
    <style:style style:name="Table38" style:family="table">
      <style:table-properties style:width="6.7604in" fo:margin-left="-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right="-0.075in"/>
      <style:text-properties fo:font-size="14pt" style:font-size-asian="14pt" style:font-size-complex="14pt"/>
    </style:style>
    <style:style style:name="TableCell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text-align="center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text-properties fo:font-size="14pt" style:font-size-asian="14pt" style:font-size-complex="14pt"/>
    </style:style>
    <style:style style:name="TableCell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text-align="center">
        <style:tab-stops>
          <style:tab-stop style:type="left" style:position="1.2048in"/>
        </style:tab-stops>
      </style:paragraph-properties>
      <style:text-properties fo:font-size="14pt" style:font-size-asian="14pt" style:font-size-complex="14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text-properties fo:font-size="14pt" style:font-size-asian="14pt" style:font-size-complex="14pt"/>
    </style:style>
    <style:style style:name="TableRow57" style:family="table-row">
      <style:table-row-properties style:min-row-height="0.0666in" style:use-optimal-row-height="false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top="0.0833in" fo:margin-left="-0.0395in" fo:margin-right="-0.075in" fo:text-indent="0.0395in">
        <style:tab-stops/>
      </style:paragraph-properties>
      <style:text-properties fo:font-size="14pt" style:font-size-asian="14pt" style:font-size-complex="14pt"/>
    </style:style>
    <style:style style:name="TableCell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 fo:text-align="center" fo:margin-top="0.0833in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ableRow66" style:family="table-row">
      <style:table-row-properties style:min-row-height="0.1458in" style:use-optimal-row-height="false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text-align="end" fo:margin-left="-0.0395in" fo:text-indent="0.3152in">
        <style:tab-stops/>
      </style:paragraph-properties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left="-0.0395in" fo:text-indent="-0.0354in">
        <style:tab-stops/>
      </style:paragraph-properties>
      <style:text-properties fo:font-size="10pt" style:font-size-asian="10pt" style:font-size-complex="10pt"/>
    </style:style>
    <style:style style:name="TableRow71" style:family="table-row">
      <style:table-row-properties style:min-row-height="0.0666in" style:use-optimal-row-height="false"/>
    </style:style>
    <style:style style:name="TableCell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text-align="center" fo:margin-top="0.0833in" fo:margin-left="-0.0395in" fo:text-indent="0.3152in">
        <style:tab-stops/>
      </style:paragraph-properties>
      <style:text-properties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text-align="center" fo:margin-left="-0.0437in" fo:margin-right="-0.002in">
        <style:tab-stops/>
      </style:paragraph-properties>
      <style:text-properties fo:font-size="14pt" style:font-size-asian="14pt" style:font-size-complex="14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left="-0.075in" fo:margin-right="-0.002in">
        <style:tab-stops/>
      </style:paragraph-properties>
      <style:text-properties fo:font-size="10pt" style:font-size-asian="10pt" style:font-size-complex="10pt"/>
    </style:style>
    <style:style style:name="P83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5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6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7" style:parent-style-name="Standard" style:family="paragraph">
      <style:paragraph-properties fo:text-align="center" fo:margin-left="0.0666in" fo:text-indent="0.3166in">
        <style:tab-stops/>
      </style:paragraph-properties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TableColumn90" style:family="table-column">
      <style:table-column-properties style:column-width="2.5354in" style:use-optimal-column-width="false"/>
    </style:style>
    <style:style style:name="TableColumn91" style:family="table-column">
      <style:table-column-properties style:column-width="0.1972in" style:use-optimal-column-width="false"/>
    </style:style>
    <style:style style:name="TableColumn92" style:family="table-column">
      <style:table-column-properties style:column-width="1.6729in" style:use-optimal-column-width="false"/>
    </style:style>
    <style:style style:name="TableColumn93" style:family="table-column">
      <style:table-column-properties style:column-width="0.1972in" style:use-optimal-column-width="false"/>
    </style:style>
    <style:style style:name="TableColumn94" style:family="table-column">
      <style:table-column-properties style:column-width="2.043in" style:use-optimal-column-width="false"/>
    </style:style>
    <style:style style:name="Table89" style:family="table">
      <style:table-properties style:width="6.6458in" fo:margin-left="-0.075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text-align="center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TableColumn122" style:family="table-column">
      <style:table-column-properties style:column-width="2.5354in" style:use-optimal-column-width="false"/>
    </style:style>
    <style:style style:name="TableColumn123" style:family="table-column">
      <style:table-column-properties style:column-width="0.1972in" style:use-optimal-column-width="false"/>
    </style:style>
    <style:style style:name="TableColumn124" style:family="table-column">
      <style:table-column-properties style:column-width="1.6729in" style:use-optimal-column-width="false"/>
    </style:style>
    <style:style style:name="TableColumn125" style:family="table-column">
      <style:table-column-properties style:column-width="0.1972in" style:use-optimal-column-width="false"/>
    </style:style>
    <style:style style:name="TableColumn126" style:family="table-column">
      <style:table-column-properties style:column-width="2.043in" style:use-optimal-column-width="false"/>
    </style:style>
    <style:style style:name="Table121" style:family="table">
      <style:table-properties style:width="6.6458in" fo:margin-left="-0.075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  <style:text-properties fo:font-size="10pt" style:font-size-asian="10pt" style:font-size-complex="10pt"/>
    </style:style>
    <style:style style:name="TableCell1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TableColumn154" style:family="table-column">
      <style:table-column-properties style:column-width="0.8319in" style:use-optimal-column-width="false"/>
    </style:style>
    <style:style style:name="TableColumn155" style:family="table-column">
      <style:table-column-properties style:column-width="0.8277in" style:use-optimal-column-width="false"/>
    </style:style>
    <style:style style:name="Table153" style:family="table">
      <style:table-properties style:width="1.6597in" fo:margin-left="0in" table:align="center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margin-left="-0.0763in" fo:margin-right="-0.075in">
        <style:tab-stops>
          <style:tab-stop style:type="left" style:position="0.8402in"/>
        </style:tab-stops>
      </style:paragraph-properties>
      <style:text-properties fo:font-size="14pt" style:font-size-asian="14pt" style:font-size-complex="14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left="-0.0395in" fo:text-indent="-0.0354in">
        <style:tab-stops/>
      </style:paragraph-properties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P162" style:parent-style-name="Standard" style:family="paragraph">
      <style:paragraph-properties fo:text-align="center"/>
      <style:text-properties style:font-style-complex="italic" fo:color="#000000" fo:letter-spacing="0.0013in" fo:font-size="14pt" style:font-size-asian="14pt" style:font-size-complex="14pt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Федеральное государственное бюджетное образовательное учреждение высшего образования<text:s/></text:span></text:p>
      <text:p text:style-name="P5"><text:span text:style-name="T6">«САРАТОВСКИЙ НАЦИОНАЛЬНЫЙ ИССЛЕДОВАТЕЛЬСКИЙ ГОСУДАРСТВЕННЫЙ УНИВЕРСИТЕТ ИМЕНИ<text:s/></text:span><text:span text:style-name="T7">Н.Г. ЧЕРНЫШЕВСКОГО»</text:span>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Кафедра</text:p>
          </table:table-cell>
          <table:table-cell table:style-name="TableCell15">
            <text:p text:style-name="P16">математического и компьютерного моделирования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</table:table>
      <text:p text:style-name="P22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Математическое моделирование</text:p>
          </table:table-cell>
        </table:table-row>
        <table:table-row table:style-name="TableRow29"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управляемого движения твердого тела</text:p>
          </table:table-cell>
        </table:table-row>
      </table:table>
      <text:p text:style-name="P35"/>
      <text:p text:style-name="P36"/>
      <text:p text:style-name="P37">Бакалаврская работа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студента</text:p>
          </table:table-cell>
          <table:table-cell table:style-name="TableCell48" table:number-columns-spanned="2">
            <text:p text:style-name="P49"><text:span text:style-name="T50">4</text:span></text:p>
          </table:table-cell>
          <table:covered-table-cell/>
          <table:table-cell table:style-name="TableCell51">
            <text:p text:style-name="P52">курса</text:p>
          </table:table-cell>
          <table:table-cell table:style-name="TableCell53">
            <text:p text:style-name="P54">413</text:p>
          </table:table-cell>
          <table:table-cell table:style-name="TableCell55">
            <text:p text:style-name="P56">группы</text:p>
          </table:table-cell>
        </table:table-row>
        <table:table-row table:style-name="TableRow57">
          <table:table-cell table:style-name="TableCell58" table:number-columns-spanned="2">
            <text:p text:style-name="P59">направления</text:p>
          </table:table-cell>
          <table:covered-table-cell/>
          <table:table-cell table:style-name="TableCell60" table:number-columns-spanned="4">
            <text:p text:style-name="P61"><text:span text:style-name="T62">01.03.02<text:s/></text:span><text:span text:style-name="T63">–<text:s/></text:span><text:span text:style-name="T64">Прикладная математика и<text:s/></text:span><text:span text:style-name="T65">информатика</text:span>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2">
            <text:p text:style-name="P68"/>
          </table:table-cell>
          <table:covered-table-cell/>
          <table:table-cell table:style-name="TableCell69" table:number-columns-spanned="4">
            <text:p text:style-name="P70"/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6">
            <text:p text:style-name="P73">механико-математического<text:s/>факульте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6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6">
            <text:p text:style-name="P79">Титова Александра Геннадиевич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 table:number-columns-spanned="6">
            <text:p text:style-name="P8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84"/>
      <text:p text:style-name="P85"/>
      <text:p text:style-name="P86"/>
      <text:p text:style-name="P87"/>
      <text:p text:style-name="P88">Научный руководитель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доцент, к.т.н.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>И.А. Панкратов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/>
      <text:p text:style-name="P119"/>
      <text:p text:style-name="P120">Зав. кафедрой</text:p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зав.каф., д.ф.-м.н., доцент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Ю. А. Блинков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</table:table>
      <text:p text:style-name="P149"/>
      <text:p text:style-name="P150"/>
      <text:p text:style-name="P151"/>
      <text:p text:style-name="P152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Саратов</text:p>
          </table:table-cell>
          <table:table-cell table:style-name="TableCell159">
            <text:p text:style-name="P160"><text:span text:style-name="T161">2019</text:span></text:p>
          </table:table-cell>
        </table:table-row>
      </table:table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 style:parent-style-name="Основнойшрифтабзаца">
      <style:text-properties style:font-name-complex="Times New Roman" style:text-position="super 66.6%"/>
    </style:style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leksandr Titov</dc:creator>
    <meta:creation-date>2012-11-19T03:59:00Z</meta:creation-date>
    <dc:date>2019-05-24T16:24:00Z</dc:date>
    <meta:print-date>2019-05-24T16:24:00Z</meta:print-date>
    <meta:template xlink:href="Normal.dotm" xlink:type="simple"/>
    <meta:editing-cycles>41</meta:editing-cycles>
    <meta:editing-duration>PT12000S</meta:editing-duration>
    <meta:document-statistic meta:page-count="1" meta:paragraph-count="1" meta:word-count="100" meta:character-count="672" meta:row-count="4" meta:non-whitespace-character-count="573"/>
  </office:meta>
</office:document-meta>
</file>